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1.21pt"/>
    </style:style>
    <style:style style:name="co5" style:family="table-column">
      <style:table-column-properties fo:break-before="auto" style:column-width="91.96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1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compromisedValues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AttackFre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19759263" calcext:value-type="float">
            <text:p>10.319759263</text:p>
          </table:table-cell>
          <table:table-cell office:value-type="float" office:value="10.319759" calcext:value-type="float">
            <text:p>10.319759</text:p>
          </table:table-cell>
          <table:table-cell office:value-type="float" office:value="25" calcext:value-type="float">
            <text:p>25</text:p>
          </table:table-cell>
          <table:table-cell office:value-type="float" office:value="10.704755" calcext:value-type="float">
            <text:p>10.7047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8501126678" calcext:value-type="float">
            <text:p>8.8501126678</text:p>
          </table:table-cell>
          <table:table-cell office:value-type="float" office:value="8.850113" calcext:value-type="float">
            <text:p>8.850113</text:p>
          </table:table-cell>
          <table:table-cell office:value-type="float" office:value="25" calcext:value-type="float">
            <text:p>25</text:p>
          </table:table-cell>
          <table:table-cell office:value-type="float" office:value="12.622824" calcext:value-type="float">
            <text:p>12.6228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759627514" calcext:value-type="float">
            <text:p>9.5759627514</text:p>
          </table:table-cell>
          <table:table-cell office:value-type="float" office:value="9.575963" calcext:value-type="float">
            <text:p>9.575963</text:p>
          </table:table-cell>
          <table:table-cell office:value-type="float" office:value="25" calcext:value-type="float">
            <text:p>25</text:p>
          </table:table-cell>
          <table:table-cell office:value-type="float" office:value="9.453946" calcext:value-type="float">
            <text:p>9.4539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056947597" calcext:value-type="float">
            <text:p>9.3056947597</text:p>
          </table:table-cell>
          <table:table-cell office:value-type="float" office:value="9.305695" calcext:value-type="float">
            <text:p>9.305695</text:p>
          </table:table-cell>
          <table:table-cell office:value-type="float" office:value="25" calcext:value-type="float">
            <text:p>25</text:p>
          </table:table-cell>
          <table:table-cell office:value-type="float" office:value="10.853449" calcext:value-type="float">
            <text:p>10.8534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1293202927" calcext:value-type="float">
            <text:p>11.1293202927</text:p>
          </table:table-cell>
          <table:table-cell office:value-type="float" office:value="11.12932" calcext:value-type="float">
            <text:p>11.12932</text:p>
          </table:table-cell>
          <table:table-cell office:value-type="float" office:value="25" calcext:value-type="float">
            <text:p>25</text:p>
          </table:table-cell>
          <table:table-cell office:value-type="float" office:value="9.007804" calcext:value-type="float">
            <text:p>9.0078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801999609" calcext:value-type="float">
            <text:p>10.3801999609</text:p>
          </table:table-cell>
          <table:table-cell office:value-type="float" office:value="10.3802" calcext:value-type="float">
            <text:p>10.3802</text:p>
          </table:table-cell>
          <table:table-cell office:value-type="float" office:value="25" calcext:value-type="float">
            <text:p>25</text:p>
          </table:table-cell>
          <table:table-cell office:value-type="float" office:value="7.48636" calcext:value-type="float">
            <text:p>7.486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264893759" calcext:value-type="float">
            <text:p>9.5264893759</text:p>
          </table:table-cell>
          <table:table-cell office:value-type="float" office:value="9.526489" calcext:value-type="float">
            <text:p>9.526489</text:p>
          </table:table-cell>
          <table:table-cell office:value-type="float" office:value="25" calcext:value-type="float">
            <text:p>25</text:p>
          </table:table-cell>
          <table:table-cell office:value-type="float" office:value="9.218323" calcext:value-type="float">
            <text:p>9.2183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661360761" calcext:value-type="float">
            <text:p>11.661360761</text:p>
          </table:table-cell>
          <table:table-cell office:value-type="float" office:value="11.661361" calcext:value-type="float">
            <text:p>11.661361</text:p>
          </table:table-cell>
          <table:table-cell office:value-type="float" office:value="25" calcext:value-type="float">
            <text:p>25</text:p>
          </table:table-cell>
          <table:table-cell office:value-type="float" office:value="10.7613" calcext:value-type="float">
            <text:p>10.76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1084514556" calcext:value-type="float">
            <text:p>10.1084514556</text:p>
          </table:table-cell>
          <table:table-cell office:value-type="float" office:value="10.108451" calcext:value-type="float">
            <text:p>10.108451</text:p>
          </table:table-cell>
          <table:table-cell office:value-type="float" office:value="25" calcext:value-type="float">
            <text:p>25</text:p>
          </table:table-cell>
          <table:table-cell office:value-type="float" office:value="9.988237" calcext:value-type="float">
            <text:p>9.9882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4309307539" calcext:value-type="float">
            <text:p>9.4309307539</text:p>
          </table:table-cell>
          <table:table-cell office:value-type="float" office:value="9.430931" calcext:value-type="float">
            <text:p>9.430931</text:p>
          </table:table-cell>
          <table:table-cell office:value-type="float" office:value="25" calcext:value-type="float">
            <text:p>25</text:p>
          </table:table-cell>
          <table:table-cell office:value-type="float" office:value="10.817469" calcext:value-type="float">
            <text:p>10.81746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9043447492" calcext:value-type="float">
            <text:p>8.9043447492</text:p>
          </table:table-cell>
          <table:table-cell office:value-type="float" office:value="8.904345" calcext:value-type="float">
            <text:p>8.904345</text:p>
          </table:table-cell>
          <table:table-cell office:value-type="float" office:value="25" calcext:value-type="float">
            <text:p>25</text:p>
          </table:table-cell>
          <table:table-cell office:value-type="float" office:value="10.794109" calcext:value-type="float">
            <text:p>10.7941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2563354221" calcext:value-type="float">
            <text:p>8.2563354221</text:p>
          </table:table-cell>
          <table:table-cell office:value-type="float" office:value="8.256335" calcext:value-type="float">
            <text:p>8.256335</text:p>
          </table:table-cell>
          <table:table-cell office:value-type="float" office:value="25" calcext:value-type="float">
            <text:p>25</text:p>
          </table:table-cell>
          <table:table-cell office:value-type="float" office:value="8.049903" calcext:value-type="float">
            <text:p>8.0499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6460590537" calcext:value-type="float">
            <text:p>9.6460590537</text:p>
          </table:table-cell>
          <table:table-cell office:value-type="float" office:value="9.646059" calcext:value-type="float">
            <text:p>9.646059</text:p>
          </table:table-cell>
          <table:table-cell office:value-type="float" office:value="25" calcext:value-type="float">
            <text:p>25</text:p>
          </table:table-cell>
          <table:table-cell office:value-type="float" office:value="11.0463" calcext:value-type="float">
            <text:p>11.046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6370432076" calcext:value-type="float">
            <text:p>9.6370432076</text:p>
          </table:table-cell>
          <table:table-cell office:value-type="float" office:value="9.637043" calcext:value-type="float">
            <text:p>9.637043</text:p>
          </table:table-cell>
          <table:table-cell office:value-type="float" office:value="25" calcext:value-type="float">
            <text:p>25</text:p>
          </table:table-cell>
          <table:table-cell office:value-type="float" office:value="10.925903" calcext:value-type="float">
            <text:p>10.9259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7577487233" calcext:value-type="float">
            <text:p>8.7577487233</text:p>
          </table:table-cell>
          <table:table-cell office:value-type="float" office:value="8.757749" calcext:value-type="float">
            <text:p>8.757749</text:p>
          </table:table-cell>
          <table:table-cell office:value-type="float" office:value="25" calcext:value-type="float">
            <text:p>25</text:p>
          </table:table-cell>
          <table:table-cell office:value-type="float" office:value="11.382092" calcext:value-type="float">
            <text:p>11.38209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4156798101" calcext:value-type="float">
            <text:p>9.4156798101</text:p>
          </table:table-cell>
          <table:table-cell office:value-type="float" office:value="9.41568" calcext:value-type="float">
            <text:p>9.41568</text:p>
          </table:table-cell>
          <table:table-cell office:value-type="float" office:value="25" calcext:value-type="float">
            <text:p>25</text:p>
          </table:table-cell>
          <table:table-cell office:value-type="float" office:value="9.168542" calcext:value-type="float">
            <text:p>9.16854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4548336817" calcext:value-type="float">
            <text:p>9.4548336817</text:p>
          </table:table-cell>
          <table:table-cell office:value-type="float" office:value="9.454834" calcext:value-type="float">
            <text:p>9.454834</text:p>
          </table:table-cell>
          <table:table-cell office:value-type="float" office:value="25" calcext:value-type="float">
            <text:p>25</text:p>
          </table:table-cell>
          <table:table-cell office:value-type="float" office:value="9.940235" calcext:value-type="float">
            <text:p>9.9402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384887898" calcext:value-type="float">
            <text:p>9.384887898</text:p>
          </table:table-cell>
          <table:table-cell office:value-type="float" office:value="9.384888" calcext:value-type="float">
            <text:p>9.384888</text:p>
          </table:table-cell>
          <table:table-cell office:value-type="float" office:value="25" calcext:value-type="float">
            <text:p>25</text:p>
          </table:table-cell>
          <table:table-cell office:value-type="float" office:value="8.532177" calcext:value-type="float">
            <text:p>8.5321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7267289382" calcext:value-type="float">
            <text:p>12.7267289382</text:p>
          </table:table-cell>
          <table:table-cell office:value-type="float" office:value="12.726729" calcext:value-type="float">
            <text:p>12.726729</text:p>
          </table:table-cell>
          <table:table-cell office:value-type="float" office:value="25" calcext:value-type="float">
            <text:p>25</text:p>
          </table:table-cell>
          <table:table-cell office:value-type="float" office:value="10.191699" calcext:value-type="float">
            <text:p>10.1916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142419284" calcext:value-type="float">
            <text:p>9.0142419284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830174" calcext:value-type="float">
            <text:p>9.8301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736877011" calcext:value-type="float">
            <text:p>5.4736877011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996697" calcext:value-type="float">
            <text:p>9.99669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2448305756" calcext:value-type="float">
            <text:p>8.2448305756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1.700043" calcext:value-type="float">
            <text:p>11.70004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39796753" calcext:value-type="float">
            <text:p>6.39796753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2.69816" calcext:value-type="float">
            <text:p>12.6981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9788760751" calcext:value-type="float">
            <text:p>6.9788760751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215574" calcext:value-type="float">
            <text:p>9.2155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8273086273" calcext:value-type="float">
            <text:p>6.8273086273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0.271301" calcext:value-type="float">
            <text:p>10.2713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145076" calcext:value-type="float">
            <text:p>9.14507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1.826112" calcext:value-type="float">
            <text:p>11.82611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487255" calcext:value-type="float">
            <text:p>9.4872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8.602372" calcext:value-type="float">
            <text:p>8.60237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1.433303" calcext:value-type="float">
            <text:p>11.43330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169841619" calcext:value-type="float">
            <text:p>2.2169841619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1.829015" calcext:value-type="float">
            <text:p>11.8290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827158856" calcext:value-type="float">
            <text:p>1.827158856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9.609627" calcext:value-type="float">
            <text:p>9.60962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673708642" calcext:value-type="float">
            <text:p>2.673708642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8.776548" calcext:value-type="float">
            <text:p>8.77654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9567205346" calcext:value-type="float">
            <text:p>2.9567205346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1.372582" calcext:value-type="float">
            <text:p>11.37258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8345947823" calcext:value-type="float">
            <text:p>2.8345947823</text:p>
          </table:table-cell>
          <table:table-cell office:value-type="float" office:value="31.251374" calcext:value-type="float">
            <text:p>31.251374</text:p>
          </table:table-cell>
          <table:table-cell office:value-type="float" office:value="25" calcext:value-type="float">
            <text:p>25</text:p>
          </table:table-cell>
          <table:table-cell office:value-type="float" office:value="12.579841" calcext:value-type="float">
            <text:p>12.57984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748442" calcext:value-type="float">
            <text:p>8.74844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93656" calcext:value-type="float">
            <text:p>10.39365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669014" calcext:value-type="float">
            <text:p>8.66901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607146" calcext:value-type="float">
            <text:p>11.60714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589732" calcext:value-type="float">
            <text:p>9.58973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733063" calcext:value-type="float">
            <text:p>10.73306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609214" calcext:value-type="float">
            <text:p>9.60921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727793" calcext:value-type="float">
            <text:p>9.72779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601631" calcext:value-type="float">
            <text:p>10.60163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231253" calcext:value-type="float">
            <text:p>11.23125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754694" calcext:value-type="float">
            <text:p>8.7546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8212" calcext:value-type="float">
            <text:p>10.82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789464" calcext:value-type="float">
            <text:p>10.78946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776479" calcext:value-type="float">
            <text:p>10.77647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812277" calcext:value-type="float">
            <text:p>10.81227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644661" calcext:value-type="float">
            <text:p>10.64466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060126" calcext:value-type="float">
            <text:p>11.06012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082765" calcext:value-type="float">
            <text:p>11.08276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114411" calcext:value-type="float">
            <text:p>10.11441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885634" calcext:value-type="float">
            <text:p>7.88563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637916" calcext:value-type="float">
            <text:p>10.63791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044753" calcext:value-type="float">
            <text:p>11.04475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263048" calcext:value-type="float">
            <text:p>8.26304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795935" calcext:value-type="float">
            <text:p>10.79593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583035" calcext:value-type="float">
            <text:p>10.58303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54038" calcext:value-type="float">
            <text:p>11.540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621429" calcext:value-type="float">
            <text:p>9.62142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965001" calcext:value-type="float">
            <text:p>9.96500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679668" calcext:value-type="float">
            <text:p>9.67966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654681" calcext:value-type="float">
            <text:p>8.65468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10223" calcext:value-type="float">
            <text:p>10.3102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520612" calcext:value-type="float">
            <text:p>8.5206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545713" calcext:value-type="float">
            <text:p>8.54571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41843" calcext:value-type="float">
            <text:p>8.4184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03913" calcext:value-type="float">
            <text:p>10.30391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904941" calcext:value-type="float">
            <text:p>11.90494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861085" calcext:value-type="float">
            <text:p>8.86108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43496" calcext:value-type="float">
            <text:p>9.4349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826915" calcext:value-type="float">
            <text:p>11.82691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572457" calcext:value-type="float">
            <text:p>11.57245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989008" calcext:value-type="float">
            <text:p>8.98900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338138" calcext:value-type="float">
            <text:p>9.33813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32093" calcext:value-type="float">
            <text:p>10.33209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688104" calcext:value-type="float">
            <text:p>8.68810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076129" calcext:value-type="float">
            <text:p>9.07612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88956" calcext:value-type="float">
            <text:p>10.8895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875799" calcext:value-type="float">
            <text:p>9.87579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716707" calcext:value-type="float">
            <text:p>9.716707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81001" calcext:value-type="float">
            <text:p>9.8100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230358" calcext:value-type="float">
            <text:p>10.23035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888579" calcext:value-type="float">
            <text:p>10.88857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814575" calcext:value-type="float">
            <text:p>8.81457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961092" calcext:value-type="float">
            <text:p>9.96109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582931" calcext:value-type="float">
            <text:p>7.58293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816601" calcext:value-type="float">
            <text:p>10.81660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070354" calcext:value-type="float">
            <text:p>11.0703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577023" calcext:value-type="float">
            <text:p>9.5770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046455" calcext:value-type="float">
            <text:p>10.04645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.018239" calcext:value-type="float">
            <text:p>12.0182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.72812" calcext:value-type="float">
            <text:p>9.728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.092701" calcext:value-type="float">
            <text:p>7.09270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170669" calcext:value-type="float">
            <text:p>11.17066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934126" calcext:value-type="float">
            <text:p>11.93412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.504869" calcext:value-type="float">
            <text:p>11.5048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.926691" calcext:value-type="float">
            <text:p>8.9266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0:38:45.824726232</dc:date>
    <meta:editing-duration>PT1M36S</meta:editing-duration>
    <meta:editing-cycles>2</meta:editing-cycles>
    <meta:generator>LibreOffice/5.1.6.2$Linux_X86_64 LibreOffice_project/10m0$Build-2</meta:generator>
    <meta:document-statistic meta:table-count="1" meta:cell-count="504" meta:object-count="0"/>
  </office:meta>
</office:document-meta>
</file>